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 style:font-charset="x-symbol"/>
    <style:font-face style:name="Luxi Mono" svg:font-family="'Luxi Mono'" style:font-pitch="fixed"/>
    <style:font-face style:name="Courier" svg:font-family="Courier" style:font-family-generic="modern" style:font-pitch="fixed"/>
    <style:font-face style:name="Nimbus Mono L" svg:font-family="'Nimbus Mono L'" style:font-family-generic="modern" style:font-pitch="fixed"/>
    <style:font-face style:name="DejaVu LGC Sans Mono" svg:font-family="'DejaVu LGC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margin-left="0.4925in" fo:margin-right="0in" fo:text-indent="-0.25in" style:auto-text-indent="false"/>
    </style:style>
    <style:style style:name="P4" style:family="paragraph" style:parent-style-name="Standard">
      <style:paragraph-properties fo:margin-left="0.4925in" fo:margin-right="0in" fo:text-indent="-0.4898in" style:auto-text-indent="false">
        <style:tab-stops/>
      </style:paragraph-properties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5" style:family="paragraph" style:parent-style-name="Standard">
      <style:paragraph-properties fo:margin-left="0.4925in" fo:margin-right="0in" fo:text-indent="0in" style:auto-text-indent="false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style:font-name="Nimbus Mono L" fo:font-size="9pt" style:font-size-asian="9pt" style:font-size-complex="9pt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style:font-name="Courier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style:font-name="Liberation Serif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text-underline-style="solid" style:text-underline-width="auto" style:text-underline-color="font-color"/>
    </style:style>
    <style:style style:name="P10" style:family="paragraph" style:parent-style-name="Standard" style:list-style-name="L1"/>
    <style:style style:name="P11" style:family="paragraph" style:parent-style-name="Standard" style:list-style-name="L1">
      <style:text-properties style:font-name="Liberation Serif" style:font-name-asian="OpenSymbol" style:font-name-complex="OpenSymbol"/>
    </style:style>
    <style:style style:name="P12" style:family="paragraph" style:parent-style-name="Standard" style:list-style-name="L1">
      <style:paragraph-properties fo:margin-left="0.4925in" fo:margin-right="0in" fo:text-indent="0in" style:auto-text-indent="false"/>
      <style:text-properties style:font-name="Nimbus Mono L" fo:font-size="9pt" style:font-size-asian="9pt" style:font-size-complex="9pt"/>
    </style:style>
    <style:style style:name="P13" style:family="paragraph" style:parent-style-name="Standard" style:list-style-name="L1">
      <style:paragraph-properties fo:margin-left="0.4925in" fo:margin-right="0in" fo:text-indent="0in" style:auto-text-indent="false"/>
      <style:text-properties style:font-name="Courier"/>
    </style:style>
    <style:style style:name="P14" style:family="paragraph" style:parent-style-name="Standard" style:list-style-name="L1">
      <style:paragraph-properties fo:margin-left="0.9846in" fo:margin-right="0in" fo:text-indent="-0.25in" style:auto-text-indent="false"/>
    </style:style>
    <style:style style:name="P15" style:family="paragraph" style:parent-style-name="Standard" style:list-style-name="L1">
      <style:paragraph-properties fo:margin-left="0.4925in" fo:margin-right="0in" fo:text-indent="-0.25in" style:auto-text-indent="false"/>
    </style:style>
    <style:style style:name="T1" style:family="text">
      <style:text-properties style:font-name="OpenSymbol" style:font-name-asian="OpenSymbol" style:font-name-complex="OpenSymbol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style:font-name-asian="DejaVu LGC Sans" style:font-name-complex="DejaVu LGC Sans"/>
    </style:style>
    <style:style style:name="T4" style:family="text">
      <style:text-properties style:font-name="Liberation Serif" style:font-name-asian="OpenSymbol" style:font-name-complex="OpenSymbol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style:font-name="Nimbus Mono L" fo:font-size="9pt" style:font-size-asian="9pt" style:font-size-complex="9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style:font-name="DejaVu LGC Sans Mono" fo:font-size="8pt" style:font-size-asian="8pt" style:font-size-complex="8pt"/>
    </style:style>
    <style:style style:name="T9" style:family="text">
      <style:text-properties style:font-name="Luxi Mono" fo:font-size="10.5pt" style:font-size-asian="10.5pt" style:font-size-complex="10.5pt"/>
    </style:style>
    <style:style style:name="T10" style:family="text">
      <style:text-properties style:text-underline-style="none"/>
    </style:style>
    <style:style style:name="T11" style:family="text">
      <style:text-properties style:font-name="Courier"/>
    </style:style>
    <style:style style:name="T12" style:family="text">
      <style:text-properties style:font-name="Courier" fo:font-size="12pt" style:font-size-asian="12pt" style:font-size-complex="12pt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PMDNA INSTALL NOTES</text:p>
      <text:p text:style-name="Standard"/>
      <text:p text:style-name="P2">Centos install</text:p>
      <text:p text:style-name="Standard"/>
      <text:list xml:id="list2005515490" text:style-name="L1">
        <text:list-item>
          <text:p text:style-name="P10">If dual booting with windows, use compmgmt.msc to resize windows partition.<text:line-break/></text:p>
        </text:list-item>
        <text:list-item>
          <text:p text:style-name="P10">Don't choose “support virtualization”. Xen kernel does not support nVidia drivers.</text:p>
          <text:p text:style-name="P10"/>
        </text:list-item>
        <text:list-item>
          <text:p text:style-name="P10">To run CUDA and the SDK examples select 'Development' to get gcc (needed to compile Nvidia drivers). Also select freeglut, freeglut-devel, libXi-devel and libXmu-devel.</text:p>
        </text:list-item>
      </text:list>
      <text:p text:style-name="Standard"/>
      <text:list xml:id="list1363840003" text:continue-numbering="true" text:style-name="L1">
        <text:list-item>
          <text:p text:style-name="P10">Select Servers-&gt;mysql-server. If need development environment, also select Dev libraries, Dev tools, mysql-devel.<text:line-break/></text:p>
        </text:list-item>
        <text:list-item>
          <text:p text:style-name="P10">Put SE linux in permissive mode (otherwise incompatible with CUDA).<text:line-break/></text:p>
        </text:list-item>
        <text:list-item>
          <text:p text:style-name="P10">When install complete, Install updates from internet.<text:line-break/></text:p>
        </text:list-item>
      </text:list>
      <text:p text:style-name="P4">CUDA support</text:p>
      <text:p text:style-name="P3"/>
      <text:list xml:id="list1924300795" text:continue-numbering="true" text:style-name="L1">
        <text:list-item>
          <text:p text:style-name="P10">Install CUDA driver, SDK, Toolkit</text:p>
          <text:p text:style-name="P10">$ su -<text:line-break/># telinit 3<text:line-break/># cudadriver_2.3_linux_64_190.18.run<text:line-break/>(follow instructions. NB if can't find kernel source, make sure link from /lib/modules to /usr/source/kernels exists. If source not present, “yum install linux-devel”)<text:line-break/># telinit 5</text:p>
          <text:p text:style-name="P10"/>
        </text:list-item>
        <text:list-item>
          <text:p text:style-name="P10">As root, install toolkit (./cudatoolkit_2.3_linux_64_rhel5.3.run)</text:p>
          <text:p text:style-name="P10"/>
        </text:list-item>
        <text:list-item>
          <text:p text:style-name="P10">As ordinary user, install SDK (./cudasdk_2.3_linux.run) Set up PATH, LD_LIBRARY_PATH. In .bash_profile:</text:p>
          <text:p text:style-name="P10"><text:span text:style-name="T9">export PATH=$PATH:$HOME/bin:/usr/local/cuda/bin<text:line-break/>export LD_LIBRARY_PATH=/usr/local/cuda/lib64 </text:span><text:line-break/></text:p>
        </text:list-item>
      </text:list>
      <text:p text:style-name="Standard">NB1. May have to install glut (with yum) and/or add a link to the glut library from /usr/lib64.</text:p>
      <text:p text:style-name="Standard"/>
      <text:p text:style-name="Standard">NB2 the above is for Tesla C1060 cards. For more recent cards, e.g. GeForce GTX-465 use e.g.</text:p>
      <text:p text:style-name="Standard">devdriver_3.1, cudatoolkit_3.1.</text:p>
      <text:p text:style-name="Standard"/>
      <text:p text:style-name="P2">Development environment</text:p>
      <text:list xml:id="list142379901" text:continue-numbering="true" text:style-name="L1">
        <text:list-header>
          <text:p text:style-name="P10"/>
        </text:list-header>
        <text:list-item>
          <text:p text:style-name="P10">Eclipse: untar eclipse-cpp-galileo-linux-gtk-x86_64.tar.gz in home directory. Then link from ~/bin/eclipse to ~/eclipse/eclipse. (Install Centos package java-1.6.0-openjdk if needed).</text:p>
          <text:p text:style-name="P10"/>
        </text:list-item>
        <text:list-item>
          <text:p text:style-name="P10"><text:s/>Rpmforge: yum localinstall –nogpgcheck rpmforge-release-0.3.6-1.el5.rf.x86_64.rpm. Then edit /etc/yum.repos.d/rpmforge.repo and set enable=0.</text:p>
          <text:p text:style-name="P10"><text:soft-page-break/></text:p>
        </text:list-item>
        <text:list-item>
          <text:p text:style-name="P10"><text:s/>Uninstall existing subversion packages and install subversion.x86_64: yum –enablerepo=rpmforge install subversion.<text:line-break/></text:p>
        </text:list-item>
        <text:list-item>
          <text:p text:style-name="P10"><text:s/>Install subversive (module for eclipse)<text:line-break/>* first install eclipse updates (Help-&gt;Check for Updates)<text:line-break/>* Eclipse → help → Install new software<text:line-break/><text:tab/>→ Galileo → Collaboration → Subversive SVN team provider<text:line-break/><text:line-break/><text:tab/>* Add www.polarion.org/projects/subversive/download/eclipse/2.0/update-site<text:line-break/><text:tab/>→ Polarion<text:line-break/><text:tab/>→ Subversive SVN Connectors<text:line-break/><text:tab/><text:tab/><text:span text:style-name="T1">✔</text:span><text:span text:style-name="T3"> Subversive SVN Connectors<text:line-break/><text:tab/><text:tab/></text:span><text:span text:style-name="T1"></text:span><text:span text:style-name="T4">SVNKit 1.30 Implementation</text:span></text:p>
          <text:p text:style-name="P11"><text:s/></text:p>
        </text:list-item>
        <text:list-item>
          <text:p text:style-name="P10"><text:span text:style-name="T4">UnitTest++: unpack source and type “make”.<text:line-break/>Copy the .a into /usr/local/lib or /usr/local/lib64<text:line-break/>Untar UnitTest++_headers.tar into /usr/local/include</text:span><text:line-break/></text:p>
        </text:list-item>
        <text:list-item>
          <text:p text:style-name="P10"><text:s/>OpenOffice 3.3:<text:line-break/>Uninstall the centos (OO 3.1) packages (if present) and install from <text:line-break/>OOo_3.3.0_Linux_x86-64_install-rpm-wJRE_en-US.tar.gz<text:line-break/># yum remove openoffice*<text:line-break/>(untar the .tar.gz)<text:line-break/># cd RPMS<text:line-break/># rpm -i *.rpm<text:line-break/># cd desktop-integration<text:line-break/># rpm -i *redhat*.rpm<text:line-break/>(in OO, Tools → Options → OpenOffice.org → Java point to /usr/java/[1.6 runtime])<text:line-break/></text:p>
        </text:list-item>
        <text:list-item>
          <text:p text:style-name="P10"><text:s/>Firefox:<text:line-break/>If online, install with yum from Centos Update, otherwise install 3.5.6 from mharris-el<text:line-break/># yum erase firefox<text:line-break/># yum erase xulrunner.i386<text:line-break/># rpm -ivh http://mharris.ca/pub/el/mharris-el-repo-release.noarch.rpm<text:line-break/>(edit /etc/yum.repos.d/mharris-el.repo enabled=0)<text:line-break/># yum --enablerepo=mharris-el install firefox.x86-64<text:line-break/># yum –enablerepo=rpmforge install flash-plugin</text:p>
          <text:p text:style-name="P10"/>
        </text:list-item>
        <text:list-item>
          <text:p text:style-name="P10"><text:s/>WxWidgets<text:line-break/><text:line-break/>2.8.10: Install from rpm</text:p>
          <text:p text:style-name="P10"/>
          <text:p text:style-name="P10">Eclipse Settings:<text:line-break/>→ GCC C++ Compiler<text:line-break/>→ → Directories (-I)<text:line-break/><text:span text:style-name="T6">/usr/lib64/wx/include/gtk2-unicode-release-2.8</text:span><text:span text:style-name="T7"><text:line-break/></text:span><text:soft-page-break/><text:span text:style-name="T6">/usr/include/wx-2.8</text:span><text:line-break/>→ → Miscellaneaous<text:line-break/><text:span text:style-name="T8">-c -fmessage-length=0 -D_FILE_OFFSET_BITS=64 -D_LARGE_FILES -D__WXGTK__ -pthread</text:span><text:line-break/><text:line-break/>→ GCC C++ Linker<text:line-break/>→ → Miscellaneous - Linker flags (-L)<text:line-break/><text:span text:style-name="T6">-L/usr/lib64 -pthread <text:s text:c="2"/>-L/usr/lib64 <text:s text:c="2"/>-lwx_gtk2u_richtext-2.8 -lwx_gtk2u_aui-2.8 -lwx_gtk2u_xrc-2.8 -lwx_gtk2u_qa-2.8 -lwx_gtk2u_html-2.8 -lwx_gtk2u_adv-2.8 -lwx_gtk2u_core-2.8 -lwx_baseu_xml-2.8 -lwx_baseu_net-2.8 -lwx_baseu-2.8</text:span><text:line-break/><text:line-break/>2.9.1: Build from source</text:p>
        </text:list-item>
      </text:list>
      <text:p text:style-name="Standard"/>
      <text:p text:style-name="P6">-L/usr/local/lib -pthread <text:s text:c="2"/>-lwx_gtk2u_xrc-2.9 -lwx_gtk2u_html-2.9 -lwx_gtk2u_qa-2.9 -lwx_gtk2u_adv-2.9 -lwx_gtk2u_core-2.9 -lwx_baseu_xml-2.9 -lwx_baseu_net-2.9 -lwx_baseu-2.9</text:p>
      <text:p text:style-name="P6"/>
      <text:list xml:id="list1230082162" text:continue-numbering="true" text:style-name="L1">
        <text:list-item>
          <text:p text:style-name="P10"><text:s/>Install boost libraries<text:line-break/><text:span text:style-name="T12">$ bunzip2 boost_1_47_0.tar.bz2<text:line-break/>$ tar xvf boost_1_47_0.tar<text:line-break/>$ cd boost_1_47_0<text:line-break/>$ ./bootstrap.sh --prefix=/usr/local<text:line-break/>$ ./b2<text:line-break/>$ ./b2 install<text:line-break/>Libraries: -L/usr/local/lib -lboost_regex</text:span><text:span text:style-name="T5"> (etc).</text:span></text:p>
          <text:p text:style-name="P12"/>
        </text:list-item>
        <text:list-item>
          <text:p text:style-name="P10"><text:s/>MySQL<text:line-break/><text:line-break/><text:span text:style-name="T10">Initial setup for GPMDNA on new workstation (needs to be done only once)</text:span></text:p>
        </text:list-item>
      </text:list>
      <text:p text:style-name="Standard"/>
      <text:p text:style-name="P5">In System -&gt; Administration -&gt; Server Settings -&gt; Services tick mysqld and start it.</text:p>
      <text:p text:style-name="P5"/>
      <text:p text:style-name="P7">$ mysql -u root -p</text:p>
      <text:p text:style-name="P8">(at password prompt press RETURN)</text:p>
      <text:p text:style-name="P7">mysql&gt; create database fand; </text:p>
      <text:p text:style-name="P7">mysql&gt; grant all on fand.* to ''@'localhost' ; <text:span text:style-name="T2">(four single quotes)</text:span></text:p>
      <text:p text:style-name="P7">mysql&gt; grant all on test.* to ''@'localhost' ;</text:p>
      <text:list xml:id="list713261089" text:continue-numbering="true" text:style-name="L1">
        <text:list-header>
          <text:p text:style-name="P13">mysql&gt; quit </text:p>
        </text:list-header>
      </text:list>
      <text:p text:style-name="P5"/>
      <text:p text:style-name="P5">Also, if you want to do multi-GPU runs lasting more than 8 hours you will need to increase the database connection timeout. Eg to increase it to 24 hours add these lines to /etc/my.cnf (you will need the root password for the computer):</text:p>
      <text:p text:style-name="P5"/>
      <text:p text:style-name="P7">wait_timeout=86400</text:p>
      <text:p text:style-name="P7">max_connections=500</text:p>
      <text:p text:style-name="P5"/>
      <text:p text:style-name="P5">Be sure to add this in the<text:span text:style-name="T11">[mysqld] </text:span>section, not the<text:span text:style-name="T11">[mysqld_safe]</text:span>section.</text:p>
      <text:p text:style-name="P5"/>
      <text:p text:style-name="P9">Binary install</text:p>
      <text:p text:style-name="P9"/>
      <text:list xml:id="list2011194122" text:continue-numbering="true" text:style-name="L1">
        <text:list-item>
          <text:p text:style-name="P10"><text:soft-page-break/>Install GPMDNA software.</text:p>
          <text:list>
            <text:list-item>
              <text:p text:style-name="P14">copy <text:span text:style-name="T11">.fand_meta.txt</text:span> file in users home directory. NB this is a hidden file.</text:p>
            </text:list-item>
            <text:list-item>
              <text:p text:style-name="P14">put population databases in suitable place (e.g. users home directory)<text:line-break/><text:span text:style-name="T11">$ tar xvf popdata.tar</text:span></text:p>
            </text:list-item>
            <text:list-item>
              <text:p text:style-name="P14">put latest GPMDNA version in suitable place (eg Desktop)<text:line-break/><text:span text:style-name="T11">$ cd Desktop<text:line-break/>$ tar zxvf V1.0.tar.gz</text:span></text:p>
            </text:list-item>
            <text:list-item>
              <text:p text:style-name="P14">Review the environment variables set up V1.0/gmatch.sh<text:line-break/>(NB: Steps 1 and 2 are needed only the first time installing GPMDNA, or when those files change).<text:line-break/></text:p>
            </text:list-item>
          </text:list>
        </text:list-item>
        <text:list-item>
          <text:p text:style-name="P15"><text:s/>Run GPMDNA software<text:line-break/><text:tab/><text:tab/><text:span text:style-name="T11">$ cd V1.0<text:line-break/><text:tab/><text:tab/>$ ./gmatch.sh<text:line-break/></text:span></text:p>
        </text:list-item>
      </text:list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 style:font-charset="x-symbol"/>
    <style:font-face style:name="Luxi Mono" svg:font-family="'Luxi Mono'" style:font-pitch="fixed"/>
    <style:font-face style:name="Courier" svg:font-family="Courier" style:font-family-generic="modern" style:font-pitch="fixed"/>
    <style:font-face style:name="Nimbus Mono L" svg:font-family="'Nimbus Mono L'" style:font-family-generic="modern" style:font-pitch="fixed"/>
    <style:font-face style:name="DejaVu LGC Sans Mono" svg:font-family="'DejaVu LGC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areth Williams</meta:initial-creator>
    <meta:creation-date>2010-09-01T11:08:45</meta:creation-date>
    <dc:date>2015-11-15T14:18:34</dc:date>
    <dc:creator>Gareth Williams</dc:creator>
    <meta:editing-duration>PT7H29M10S</meta:editing-duration>
    <meta:editing-cycles>27</meta:editing-cycles>
    <meta:generator>OpenOffice.org/3.3$Unix OpenOffice.org_project/330m20$Build-9567</meta:generator>
    <meta:document-statistic meta:table-count="0" meta:image-count="0" meta:object-count="0" meta:page-count="4" meta:paragraph-count="50" meta:word-count="695" meta:character-count="5282"/>
  </office:meta>
</office:document-meta>
</file>